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" style:family="graphic" style:parent-style-name="objectwithoutfill">
      <style:graphic-properties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textarea-horizontal-align="justify" draw:textarea-vertical-align="middle" draw:auto-grow-height="false" fo:min-height="3.45cm" fo:min-width="3.2cm"/>
    </style:style>
    <style:style style:name="gr4" style:family="graphic" style:parent-style-name="standard">
      <style:graphic-properties draw:textarea-horizontal-align="justify" draw:textarea-vertical-align="middle" draw:auto-grow-height="false" fo:min-height="0.85cm" fo:min-width="9.01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3.437cm" fo:min-width="14.797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11.025cm" fo:min-width="10.677cm"/>
    </style:style>
    <style:style style:name="gr8" style:family="graphic" style:parent-style-name="standard">
      <style:graphic-properties svg:stroke-width="0.04cm" svg:stroke-color="#80808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9" style:family="graphic" style:parent-style-name="objectwithoutfill">
      <style:graphic-properties svg:stroke-width="0.04cm" svg:stroke-color="#80808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10" style:family="graphic" style:parent-style-name="standard">
      <style:graphic-properties draw:stroke="none" svg:stroke-color="#808080" draw:fill="none" draw:fill-color="#ffffff" fo:min-height="0.712cm"/>
      <style:paragraph-properties style:writing-mode="lr-tb"/>
    </style:style>
    <style:style style:name="gr11" style:family="graphic" style:parent-style-name="standard" style:list-style-name="L1">
      <style:graphic-properties svg:stroke-width="0.04cm" svg:stroke-color="#80808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2" style:family="graphic" style:parent-style-name="standard" style:list-style-name="L1">
      <style:graphic-properties svg:stroke-width="0.04cm" svg:stroke-color="#80808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3" style:family="graphic" style:parent-style-name="standard" style:list-style-name="L1">
      <style:graphic-properties svg:stroke-width="0.04cm" svg:stroke-color="#80808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4" style:family="graphic" style:parent-style-name="standard" style:list-style-name="L1">
      <style:graphic-properties svg:stroke-width="0.04cm" svg:stroke-color="#80808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5" style:family="graphic" style:parent-style-name="standard" style:list-style-name="L1">
      <style:graphic-properties svg:stroke-width="0.04cm" svg:stroke-color="#80808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6" style:family="graphic" style:parent-style-name="standard" style:list-style-name="L1">
      <style:graphic-properties svg:stroke-width="0.04cm" svg:stroke-color="#80808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7" style:family="graphic" style:parent-style-name="standard" style:list-style-name="L1">
      <style:graphic-properties svg:stroke-width="0.04cm" svg:stroke-color="#80808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8" style:family="graphic" style:parent-style-name="standard" style:list-style-name="L1">
      <style:graphic-properties svg:stroke-width="0.04cm" svg:stroke-color="#80808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9" style:family="graphic" style:parent-style-name="standard" style:list-style-name="L1">
      <style:graphic-properties svg:stroke-width="0.04cm" svg:stroke-color="#80808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0" style:family="graphic" style:parent-style-name="standard" style:list-style-name="L1">
      <style:graphic-properties svg:stroke-width="0.04cm" svg:stroke-color="#80808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1" style:family="graphic" style:parent-style-name="standard" style:list-style-name="L1">
      <style:graphic-properties svg:stroke-width="0.04cm" svg:stroke-color="#80808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co1" style:family="table-column">
      <style:table-column-properties style:column-width="1.323cm" style:use-optimal-column-width="false"/>
    </style:style>
    <style:style style:name="co2" style:family="table-column">
      <style:table-column-properties style:column-width="1.324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loext:graphic-properties draw:fill="none"/>
      <style:paragraph-properties fo:text-align="center" fo:border="0.03pt solid #000000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/>
      <style:text-properties fo:font-size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color="#808080" fo:font-size="18pt" style:font-size-asian="18pt" style:font-size-complex="18pt"/>
    </style:style>
    <style:style style:name="P9" style:family="paragraph">
      <loext:graphic-properties draw:fill="none"/>
      <style:paragraph-properties fo:text-align="center" style:writing-mode="lr-tb"/>
      <style:text-properties fo:color="#808080" fo:font-size="18pt" style:font-size-asian="18pt" style:font-size-complex="18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808080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8pt"/>
    </style:style>
    <style:style style:name="T2" style:family="text">
      <style:text-properties fo:color="#808080" fo:font-size="18pt" style:font-size-asian="18pt" style:font-size-complex="18pt"/>
    </style:style>
    <style:style style:name="T3" style:family="text">
      <style:text-properties fo:color="#808080"/>
    </style:style>
    <style:style style:name="T4" style:family="text">
      <style:text-properties fo:color="#80808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cm" svg:height="1.5cm" svg:x="10.75cm" svg:y="4.62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15.683cm" svg:y="4.6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318cm" svg:y1="5.373cm" svg:x2="13.464cm" svg:y2="7.442cm" draw:start-shape="id1" draw:start-glue-point="10" draw:end-shape="id2" draw:end-glue-point="5" svg:d="M7318 5373l6146 2069" svg:viewBox="0 0 6147 2070">
          <text:p/>
        </draw:connector>
        <draw:custom-shape draw:style-name="gr1" draw:text-style-name="P2" xml:id="id1" draw:id="id1" draw:layer="layout" svg:width="1.5cm" svg:height="1.5cm" svg:x="5.818cm" svg:y="4.6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20.616cm" svg:y="4.62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7cm" svg:height="3.7cm" svg:x="1.218cm" svg:y="15.2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cm" svg:height="1.5cm" svg:x="10.751cm" svg:y="9.816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15.684cm" svg:y="9.817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5.819cm" svg:y="9.817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20.617cm" svg:y="9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5cm" svg:height="1.5cm" svg:x="13.245cm" svg:y="7.22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18.178cm" svg:y="7.224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8.313cm" svg:y="7.224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13.246cm" svg:y="12.44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18.179cm" svg:y="12.44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8.314cm" svg:y="12.44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9.51cm" svg:height="1.1cm" svg:x="10.48cm" svg:y="17.12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xml:id="id9" draw:id="id9" draw:layer="layout" svg:width="1.5cm" svg:height="1.5cm" svg:x="8.245cm" svg:y="6.44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5cm" svg:height="1.5cm" svg:x="11.362cm" svg:y="6.44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5cm" svg:height="1.5cm" svg:x="14.479cm" svg:y="6.447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5cm" svg:height="1.5cm" svg:x="8.246cm" svg:y="9.547cm">
          <draw:glue-point draw:id="12" svg:x="4.54cm" svg:y="2.126cm"/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5cm" svg:height="1.5cm" svg:x="11.363cm" svg:y="9.547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5cm" svg:height="1.5cm" svg:x="8.248cm" svg:y="12.647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5cm" svg:height="1.5cm" svg:x="11.365cm" svg:y="12.647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5cm" svg:height="1.5cm" svg:x="14.482cm" svg:y="12.647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229cm" svg:y1="7.947cm" svg:x2="15.232cm" svg:y2="12.647cm" draw:start-shape="id3" draw:start-glue-point="8" draw:end-shape="id4" draw:end-glue-point="4" svg:d="M15229 7947l3 4700" svg:viewBox="0 0 4 4701">
          <text:p/>
        </draw:connector>
        <draw:connector draw:style-name="gr2" draw:text-style-name="P3" draw:layer="layout" draw:type="line" svg:x1="14.698cm" svg:y1="7.728cm" svg:x2="12.644cm" svg:y2="9.766cm" draw:start-shape="id3" draw:start-glue-point="7" draw:end-shape="id5" draw:end-glue-point="11" svg:d="M14698 7728l-2054 2038" svg:viewBox="0 0 2055 2039">
          <text:p/>
        </draw:connector>
        <draw:connector draw:style-name="gr2" draw:text-style-name="P3" draw:layer="layout" draw:type="line" svg:x1="12.112cm" svg:y1="7.947cm" svg:x2="12.113cm" svg:y2="9.547cm" draw:start-shape="id6" draw:start-glue-point="8" draw:end-shape="id5" draw:end-glue-point="4" svg:d="M12112 7947l1 1600" svg:viewBox="0 0 2 1601">
          <text:p/>
        </draw:connector>
        <draw:connector draw:style-name="gr2" draw:text-style-name="P3" draw:layer="layout" draw:type="line" svg:x1="11.581cm" svg:y1="7.728cm" svg:x2="9.527cm" svg:y2="9.766cm" draw:start-shape="id6" draw:start-glue-point="7" draw:end-shape="id7" draw:end-glue-point="11" svg:d="M11581 7728l-2054 2038" svg:viewBox="0 0 2055 2039">
          <text:p/>
        </draw:connector>
        <draw:connector draw:style-name="gr2" draw:text-style-name="P3" draw:layer="layout" draw:type="line" svg:x1="12.113cm" svg:y1="11.047cm" svg:x2="12.115cm" svg:y2="12.647cm" draw:start-shape="id5" draw:start-glue-point="8" draw:end-shape="id8" draw:end-glue-point="4" svg:d="M12113 11047l2 1600" svg:viewBox="0 0 3 1601">
          <text:p/>
        </draw:connector>
        <draw:connector draw:style-name="gr2" draw:text-style-name="P3" draw:layer="layout" draw:type="line" svg:x1="9.677cm" svg:y1="10.615cm" svg:x2="14.701cm" svg:y2="12.866cm" draw:start-shape="id7" draw:start-glue-point="12" draw:end-shape="id4" draw:end-glue-point="5" svg:d="M9677 10615l5024 2251" svg:viewBox="0 0 5025 2252">
          <text:p/>
        </draw:connector>
        <draw:connector draw:style-name="gr2" draw:text-style-name="P3" draw:layer="layout" draw:type="line" svg:x1="9.527cm" svg:y1="10.828cm" svg:x2="11.584cm" svg:y2="12.866cm" draw:start-shape="id7" draw:start-glue-point="9" draw:end-shape="id8" draw:end-glue-point="5" svg:d="M9527 10828l2057 2038" svg:viewBox="0 0 2058 2039">
          <text:p/>
        </draw:connector>
        <draw:connector draw:style-name="gr2" draw:text-style-name="P3" draw:layer="layout" draw:type="line" svg:x1="8.995cm" svg:y1="7.947cm" svg:x2="8.996cm" svg:y2="9.547cm" draw:start-shape="id9" draw:start-glue-point="8" draw:end-shape="id7" draw:end-glue-point="4" svg:d="M8995 7947l1 1600" svg:viewBox="0 0 2 1601">
          <text:p/>
        </draw:connector>
        <draw:connector draw:style-name="gr2" draw:text-style-name="P3" draw:layer="layout" draw:type="line" svg:x1="8.996cm" svg:y1="11.047cm" svg:x2="8.998cm" svg:y2="12.647cm" draw:start-shape="id7" draw:start-glue-point="8" draw:end-shape="id10" draw:end-glue-point="4" svg:d="M8996 11047l2 1600" svg:viewBox="0 0 3 1601">
          <text:p/>
        </draw:connector>
      </draw:page>
      <draw:page draw:name="page3" draw:style-name="dp1" draw:master-page-name="Default">
        <draw:frame draw:style-name="gr5" draw:text-style-name="P5" draw:layer="layout" svg:width="1.235cm" svg:height="0.962cm" svg:x="10.65cm" svg:y="-2.116cm">
          <draw:text-box>
            <text:p text:style-name="P4"><text:span text:style-name="T1">L1</text:span></text:p>
          </draw:text-box>
        </draw:frame>
        <draw:g>
          <draw:g>
            <draw:custom-shape draw:style-name="gr1" draw:text-style-name="P2" xml:id="id11" draw:id="id11" draw:layer="layout" svg:width="1.5cm" svg:height="1.5cm" svg:x="6.738cm" svg:y="8.489cm">
              <text:p text:style-name="P1"><text:span text:style-name="T1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xml:id="id12" draw:id="id12" draw:layer="layout" svg:width="1.5cm" svg:height="1.5cm" svg:x="9.439cm" svg:y="8.489cm">
              <text:p text:style-name="P1"><text:span text:style-name="T1">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xml:id="id13" draw:id="id13" draw:layer="layout" svg:width="1.5cm" svg:height="1.5cm" svg:x="12.139cm" svg:y="8.489cm">
              <text:p text:style-name="P1"><text:span text:style-name="T1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xml:id="id14" draw:id="id14" draw:layer="layout" svg:width="1.5cm" svg:height="1.5cm" svg:x="14.825cm" svg:y="8.489cm">
              <text:p text:style-name="P1"><text:span text:style-name="T1">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xml:id="id16" draw:id="id16" draw:layer="layout" svg:width="1.5cm" svg:height="1.5cm" svg:x="20.225cm" svg:y="8.489cm">
              <text:p text:style-name="P1"><text:span text:style-name="T1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xml:id="id15" draw:id="id15" draw:layer="layout" svg:width="1.5cm" svg:height="1.5cm" svg:x="17.525cm" svg:y="8.489cm">
              <text:p text:style-name="P1"><text:span text:style-name="T1">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3" draw:layer="layout" draw:type="curve" svg:x1="8.238cm" svg:y1="9.239cm" svg:x2="9.439cm" svg:y2="9.239cm" draw:start-shape="id11" draw:start-glue-point="10" draw:end-shape="id12" draw:end-glue-point="6" svg:d="M8238 9239h1201" svg:viewBox="0 0 1202 1">
              <text:p/>
            </draw:connector>
            <draw:connector draw:style-name="gr2" draw:text-style-name="P3" draw:layer="layout" draw:type="curve" svg:x1="7.488cm" svg:y1="8.489cm" svg:x2="12.889cm" svg:y2="8.489cm" draw:start-shape="id11" draw:start-glue-point="4" draw:end-shape="id13" draw:end-glue-point="4" svg:d="M7488 8489c0-780 5401-780 5401 0" svg:viewBox="0 0 5402 586">
              <text:p/>
            </draw:connector>
            <draw:connector draw:style-name="gr2" draw:text-style-name="P3" draw:layer="layout" draw:type="curve" svg:x1="10.189cm" svg:y1="9.989cm" svg:x2="15.575cm" svg:y2="9.989cm" draw:start-shape="id12" draw:start-glue-point="8" draw:end-shape="id14" draw:end-glue-point="8" svg:d="M10189 9989c0 781 5386 781 5386 0" svg:viewBox="0 0 5387 587">
              <text:p/>
            </draw:connector>
            <draw:connector draw:style-name="gr2" draw:text-style-name="P3" draw:layer="layout" draw:type="curve" svg:x1="19.025cm" svg:y1="9.239cm" svg:x2="20.225cm" svg:y2="9.239cm" draw:start-shape="id15" draw:start-glue-point="10" draw:end-shape="id16" draw:end-glue-point="6" svg:d="M19025 9239h1200" svg:viewBox="0 0 1201 1">
              <text:p/>
            </draw:connector>
            <draw:connector draw:style-name="gr2" draw:text-style-name="P3" draw:layer="layout" draw:type="curve" svg:x1="15.575cm" svg:y1="8.489cm" svg:x2="20.975cm" svg:y2="8.489cm" draw:start-shape="id14" draw:start-glue-point="4" draw:end-shape="id16" draw:end-glue-point="4" svg:d="M15575 8489c0-780 5400-780 5400 0" svg:viewBox="0 0 5401 586">
              <text:p/>
            </draw:connector>
            <draw:connector draw:style-name="gr2" draw:text-style-name="P3" draw:layer="layout" draw:type="curve" svg:x1="13.639cm" svg:y1="9.239cm" svg:x2="14.825cm" svg:y2="9.239cm" draw:start-shape="id13" draw:start-glue-point="10" draw:end-shape="id14" draw:end-glue-point="6" svg:d="M13639 9239h1186" svg:viewBox="0 0 1187 1">
              <text:p/>
            </draw:connector>
            <draw:connector draw:style-name="gr2" draw:text-style-name="P3" draw:layer="layout" draw:type="curve" svg:x1="12.889cm" svg:y1="9.989cm" svg:x2="18.275cm" svg:y2="9.989cm" draw:start-shape="id13" draw:start-glue-point="8" draw:end-shape="id15" draw:end-glue-point="8" svg:d="M12889 9989c0 781 5386 781 5386 0" svg:viewBox="0 0 5387 587">
              <text:p/>
            </draw:connector>
            <draw:connector draw:style-name="gr2" draw:text-style-name="P3" draw:layer="layout" draw:type="curve" draw:line-skew="0.545cm" svg:x1="10.189cm" svg:y1="9.989cm" svg:x2="20.975cm" svg:y2="9.989cm" draw:start-shape="id12" draw:start-glue-point="8" draw:end-shape="id16" draw:end-glue-point="8" svg:d="M10189 9989c0 1599 10786 1599 10786 0" svg:viewBox="0 0 10787 1200">
              <text:p/>
            </draw:connector>
          </draw:g>
          <draw:custom-shape draw:style-name="gr6" draw:text-style-name="P6" draw:layer="layout" svg:width="15.297cm" svg:height="3.687cm" svg:x="6.583cm" svg:y="7.702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4" draw:style-name="dp1" draw:master-page-name="Default">
        <draw:g>
          <draw:custom-shape draw:style-name="gr1" draw:text-style-name="P2" xml:id="id19" draw:id="id19" draw:layer="layout" svg:width="1.5cm" svg:height="1.5cm" svg:x="12.05cm" svg:y="4.622cm"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22" draw:id="id22" draw:layer="layout" svg:width="1.5cm" svg:height="1.5cm" svg:x="18.283cm" svg:y="4.623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7" draw:id="id17" draw:layer="layout" svg:width="1.5cm" svg:height="1.5cm" svg:x="8.933cm" svg:y="7.722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20" draw:id="id20" draw:layer="layout" svg:width="1.5cm" svg:height="1.5cm" svg:x="15.167cm" svg:y="7.722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8" draw:id="id18" draw:layer="layout" svg:width="1.5cm" svg:height="1.5cm" svg:x="12.05cm" svg:y="10.822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0.214cm" svg:y1="9.003cm" svg:x2="12.269cm" svg:y2="11.041cm" draw:start-shape="id17" draw:start-glue-point="9" draw:end-shape="id18" draw:end-glue-point="5" svg:d="M10214 9003l2055 2038" svg:viewBox="0 0 2056 2039">
            <text:p/>
          </draw:connector>
          <draw:custom-shape draw:style-name="gr1" draw:text-style-name="P2" xml:id="id21" draw:id="id21" draw:layer="layout" svg:width="1.5cm" svg:height="1.5cm" svg:x="18.286cm" svg:y="10.823cm">
            <text:p text:style-name="P1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0.214cm" svg:y1="7.941cm" svg:x2="12.269cm" svg:y2="5.903cm" draw:start-shape="id17" draw:start-glue-point="11" draw:end-shape="id19" draw:end-glue-point="7" svg:d="M10214 7941l2055-2038" svg:viewBox="0 0 2056 2039">
            <text:p/>
          </draw:connector>
          <draw:connector draw:style-name="gr2" draw:text-style-name="P3" draw:layer="layout" draw:type="line" svg:x1="13.331cm" svg:y1="5.903cm" svg:x2="15.386cm" svg:y2="7.941cm" draw:start-shape="id19" draw:start-glue-point="9" draw:end-shape="id20" draw:end-glue-point="5" svg:d="M13331 5903l2055 2038" svg:viewBox="0 0 2056 2039">
            <text:p/>
          </draw:connector>
          <draw:connector draw:style-name="gr2" draw:text-style-name="P3" draw:layer="layout" draw:type="line" svg:x1="13.331cm" svg:y1="11.041cm" svg:x2="15.386cm" svg:y2="9.003cm" draw:start-shape="id18" draw:start-glue-point="11" draw:end-shape="id20" draw:end-glue-point="7" svg:d="M13331 11041l2055-2038" svg:viewBox="0 0 2056 2039">
            <text:p/>
          </draw:connector>
          <draw:connector draw:style-name="gr2" draw:text-style-name="P3" draw:layer="layout" draw:type="line" svg:x1="13.55cm" svg:y1="11.572cm" svg:x2="18.286cm" svg:y2="11.573cm" draw:start-shape="id18" draw:start-glue-point="10" draw:end-shape="id21" draw:end-glue-point="6" svg:d="M13550 11572l4736 1" svg:viewBox="0 0 4737 2">
            <text:p/>
          </draw:connector>
          <draw:connector draw:style-name="gr2" draw:text-style-name="P3" draw:layer="layout" draw:type="line" svg:x1="16.448cm" svg:y1="7.941cm" svg:x2="18.502cm" svg:y2="5.904cm" draw:start-shape="id20" draw:start-glue-point="11" draw:end-shape="id22" draw:end-glue-point="7" svg:d="M16448 7941l2054-2037" svg:viewBox="0 0 2055 2038">
            <text:p/>
          </draw:connector>
          <draw:connector draw:style-name="gr2" draw:text-style-name="P3" draw:layer="layout" draw:type="line" svg:x1="19.036cm" svg:y1="10.823cm" svg:x2="19.033cm" svg:y2="6.123cm" draw:start-shape="id21" draw:start-glue-point="4" draw:end-shape="id22" svg:d="M19036 10823l-3-4700" svg:viewBox="0 0 4 4701">
            <text:p/>
          </draw:connector>
          <draw:connector draw:style-name="gr2" draw:text-style-name="P3" draw:layer="layout" draw:type="line" svg:x1="13.55cm" svg:y1="5.372cm" svg:x2="18.283cm" svg:y2="5.373cm" draw:start-shape="id19" draw:start-glue-point="10" draw:end-shape="id22" svg:d="M13550 5372l4733 1" svg:viewBox="0 0 4734 2">
            <text:p/>
          </draw:connector>
          <draw:frame draw:style-name="standard" draw:layer="layout" svg:width="7.938cm" svg:height="0.971cm" svg:x="10.39cm" svg:y="13.901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custom-shape draw:style-name="gr7" draw:text-style-name="P6" draw:layer="layout" svg:width="11.177cm" svg:height="11.275cm" svg:x="8.773cm" svg:y="3.753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5" draw:style-name="dp1" draw:master-page-name="Default">
        <draw:g>
          <draw:custom-shape draw:style-name="gr1" draw:text-style-name="P2" xml:id="id25" draw:id="id25" draw:layer="layout" svg:width="1.5cm" svg:height="1.5cm" svg:x="12.05cm" svg:y="4.622cm"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28" draw:id="id28" draw:layer="layout" svg:width="1.5cm" svg:height="1.5cm" svg:x="18.283cm" svg:y="4.623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23" draw:id="id23" draw:layer="layout" svg:width="1.5cm" svg:height="1.5cm" svg:x="8.933cm" svg:y="7.722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26" draw:id="id26" draw:layer="layout" svg:width="1.5cm" svg:height="1.5cm" svg:x="15.167cm" svg:y="7.722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24" draw:id="id24" draw:layer="layout" svg:width="1.5cm" svg:height="1.5cm" svg:x="12.05cm" svg:y="10.822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0.214cm" svg:y1="9.003cm" svg:x2="12.269cm" svg:y2="11.041cm" draw:start-shape="id23" draw:start-glue-point="9" draw:end-shape="id24" draw:end-glue-point="5" svg:d="M10214 9003l2055 2038" svg:viewBox="0 0 2056 2039">
            <text:p/>
          </draw:connector>
          <draw:custom-shape draw:style-name="gr1" draw:text-style-name="P2" xml:id="id27" draw:id="id27" draw:layer="layout" svg:width="1.5cm" svg:height="1.5cm" svg:x="18.286cm" svg:y="10.823cm">
            <text:p text:style-name="P1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0.214cm" svg:y1="7.941cm" svg:x2="12.269cm" svg:y2="5.903cm" draw:start-shape="id23" draw:start-glue-point="11" draw:end-shape="id25" draw:end-glue-point="7" svg:d="M10214 7941l2055-2038" svg:viewBox="0 0 2056 2039">
            <text:p/>
          </draw:connector>
          <draw:connector draw:style-name="gr2" draw:text-style-name="P3" draw:layer="layout" draw:type="line" svg:x1="13.331cm" svg:y1="5.903cm" svg:x2="15.386cm" svg:y2="7.941cm" draw:start-shape="id25" draw:start-glue-point="9" draw:end-shape="id26" draw:end-glue-point="5" svg:d="M13331 5903l2055 2038" svg:viewBox="0 0 2056 2039">
            <text:p/>
          </draw:connector>
          <draw:connector draw:style-name="gr2" draw:text-style-name="P3" draw:layer="layout" draw:type="line" svg:x1="13.331cm" svg:y1="11.041cm" svg:x2="15.386cm" svg:y2="9.003cm" draw:start-shape="id24" draw:start-glue-point="11" draw:end-shape="id26" draw:end-glue-point="7" svg:d="M13331 11041l2055-2038" svg:viewBox="0 0 2056 2039">
            <text:p/>
          </draw:connector>
          <draw:connector draw:style-name="gr2" draw:text-style-name="P3" draw:layer="layout" draw:type="line" svg:x1="13.55cm" svg:y1="11.572cm" svg:x2="18.286cm" svg:y2="11.573cm" draw:start-shape="id24" draw:start-glue-point="10" draw:end-shape="id27" draw:end-glue-point="6" svg:d="M13550 11572l4736 1" svg:viewBox="0 0 4737 2">
            <text:p/>
          </draw:connector>
          <draw:connector draw:style-name="gr2" draw:text-style-name="P3" draw:layer="layout" draw:type="line" svg:x1="16.448cm" svg:y1="7.941cm" svg:x2="18.502cm" svg:y2="5.904cm" draw:start-shape="id26" draw:start-glue-point="11" draw:end-shape="id28" draw:end-glue-point="7" svg:d="M16448 7941l2054-2037" svg:viewBox="0 0 2055 2038">
            <text:p/>
          </draw:connector>
          <draw:connector draw:style-name="gr2" draw:text-style-name="P3" draw:layer="layout" draw:type="line" svg:x1="19.036cm" svg:y1="10.823cm" svg:x2="19.033cm" svg:y2="6.123cm" draw:start-shape="id27" draw:start-glue-point="4" draw:end-shape="id28" svg:d="M19036 10823l-3-4700" svg:viewBox="0 0 4 4701">
            <text:p/>
          </draw:connector>
          <draw:connector draw:style-name="gr2" draw:text-style-name="P3" draw:layer="layout" draw:type="line" svg:x1="13.55cm" svg:y1="5.372cm" svg:x2="18.283cm" svg:y2="5.373cm" draw:start-shape="id25" draw:start-glue-point="10" draw:end-shape="id28" svg:d="M13550 5372l4733 1" svg:viewBox="0 0 4734 2">
            <text:p/>
          </draw:connector>
          <draw:frame draw:style-name="standard" draw:layer="layout" svg:width="7.938cm" svg:height="0.971cm" svg:x="10.39cm" svg:y="13.901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frame draw:style-name="gr5" draw:text-style-name="P7" draw:layer="layout" svg:width="0.903cm" svg:height="0.962cm" svg:x="9.232cm" svg:y="9.222cm">
            <draw:text-box>
              <text:p text:style-name="P4">0</text:p>
            </draw:text-box>
          </draw:frame>
          <draw:frame draw:style-name="gr5" draw:text-style-name="P7" draw:layer="layout" svg:width="0.903cm" svg:height="0.962cm" svg:x="12.349cm" svg:y="3.66cm">
            <draw:text-box>
              <text:p text:style-name="P4">1</text:p>
            </draw:text-box>
          </draw:frame>
          <draw:frame draw:style-name="gr5" draw:text-style-name="P7" draw:layer="layout" svg:width="0.903cm" svg:height="0.962cm" svg:x="12.349cm" svg:y="12.322cm">
            <draw:text-box>
              <text:p text:style-name="P4">1</text:p>
            </draw:text-box>
          </draw:frame>
          <draw:frame draw:style-name="gr5" draw:text-style-name="P7" draw:layer="layout" svg:width="0.903cm" svg:height="0.962cm" svg:x="15.466cm" svg:y="9.222cm">
            <draw:text-box>
              <text:p text:style-name="P4">2</text:p>
            </draw:text-box>
          </draw:frame>
          <draw:frame draw:style-name="gr5" draw:text-style-name="P7" draw:layer="layout" svg:width="0.903cm" svg:height="0.962cm" svg:x="18.585cm" svg:y="12.323cm">
            <draw:text-box>
              <text:p text:style-name="P4">1</text:p>
            </draw:text-box>
          </draw:frame>
          <draw:frame draw:style-name="gr5" draw:text-style-name="P7" draw:layer="layout" svg:width="0.903cm" svg:height="0.962cm" svg:x="18.582cm" svg:y="3.661cm">
            <draw:text-box>
              <text:p text:style-name="P4">3</text:p>
            </draw:text-box>
          </draw:frame>
          <draw:custom-shape draw:style-name="gr7" draw:text-style-name="P6" draw:layer="layout" svg:width="11.177cm" svg:height="11.275cm" svg:x="8.773cm" svg:y="3.753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6" draw:style-name="dp1" draw:master-page-name="Default">
        <draw:g>
          <draw:custom-shape draw:style-name="gr1" draw:text-style-name="P2" xml:id="id31" draw:id="id31" draw:layer="layout" svg:width="1.5cm" svg:height="1.5cm" svg:x="12.05cm" svg:y="4.622cm"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34" draw:id="id34" draw:layer="layout" svg:width="1.5cm" svg:height="1.5cm" svg:x="18.283cm" svg:y="4.623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9" xml:id="id29" draw:id="id29" draw:layer="layout" svg:width="1.5cm" svg:height="1.5cm" svg:x="8.933cm" svg:y="7.722cm">
            <text:p text:style-name="P8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32" draw:id="id32" draw:layer="layout" svg:width="1.5cm" svg:height="1.5cm" svg:x="15.167cm" svg:y="7.722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30" draw:id="id30" draw:layer="layout" svg:width="1.5cm" svg:height="1.5cm" svg:x="12.05cm" svg:y="10.822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3" draw:layer="layout" draw:type="line" svg:x1="10.214cm" svg:y1="9.003cm" svg:x2="12.269cm" svg:y2="11.041cm" draw:start-shape="id29" draw:start-glue-point="9" draw:end-shape="id30" draw:end-glue-point="5" svg:d="M10214 9003l2055 2038" svg:viewBox="0 0 2056 2039">
            <text:p/>
          </draw:connector>
          <draw:custom-shape draw:style-name="gr1" draw:text-style-name="P2" xml:id="id33" draw:id="id33" draw:layer="layout" svg:width="1.5cm" svg:height="1.5cm" svg:x="18.286cm" svg:y="10.823cm">
            <text:p text:style-name="P1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3" draw:layer="layout" draw:type="line" svg:x1="10.214cm" svg:y1="7.941cm" svg:x2="12.269cm" svg:y2="5.903cm" draw:start-shape="id29" draw:start-glue-point="11" draw:end-shape="id31" draw:end-glue-point="7" svg:d="M10214 7941l2055-2038" svg:viewBox="0 0 2056 2039">
            <text:p/>
          </draw:connector>
          <draw:connector draw:style-name="gr2" draw:text-style-name="P3" draw:layer="layout" draw:type="line" svg:x1="13.331cm" svg:y1="5.903cm" svg:x2="15.386cm" svg:y2="7.941cm" draw:start-shape="id31" draw:start-glue-point="9" draw:end-shape="id32" draw:end-glue-point="5" svg:d="M13331 5903l2055 2038" svg:viewBox="0 0 2056 2039">
            <text:p/>
          </draw:connector>
          <draw:connector draw:style-name="gr2" draw:text-style-name="P3" draw:layer="layout" draw:type="line" svg:x1="13.331cm" svg:y1="11.041cm" svg:x2="15.386cm" svg:y2="9.003cm" draw:start-shape="id30" draw:start-glue-point="11" draw:end-shape="id32" draw:end-glue-point="7" svg:d="M13331 11041l2055-2038" svg:viewBox="0 0 2056 2039">
            <text:p/>
          </draw:connector>
          <draw:connector draw:style-name="gr2" draw:text-style-name="P3" draw:layer="layout" draw:type="line" svg:x1="13.55cm" svg:y1="11.572cm" svg:x2="18.286cm" svg:y2="11.573cm" draw:start-shape="id30" draw:start-glue-point="10" draw:end-shape="id33" draw:end-glue-point="6" svg:d="M13550 11572l4736 1" svg:viewBox="0 0 4737 2">
            <text:p/>
          </draw:connector>
          <draw:connector draw:style-name="gr2" draw:text-style-name="P3" draw:layer="layout" draw:type="line" svg:x1="16.448cm" svg:y1="7.941cm" svg:x2="18.502cm" svg:y2="5.904cm" draw:start-shape="id32" draw:start-glue-point="11" draw:end-shape="id34" draw:end-glue-point="7" svg:d="M16448 7941l2054-2037" svg:viewBox="0 0 2055 2038">
            <text:p/>
          </draw:connector>
          <draw:connector draw:style-name="gr2" draw:text-style-name="P3" draw:layer="layout" draw:type="line" svg:x1="19.036cm" svg:y1="10.823cm" svg:x2="19.033cm" svg:y2="6.123cm" draw:start-shape="id33" draw:start-glue-point="4" draw:end-shape="id34" svg:d="M19036 10823l-3-4700" svg:viewBox="0 0 4 4701">
            <text:p/>
          </draw:connector>
          <draw:connector draw:style-name="gr2" draw:text-style-name="P3" draw:layer="layout" draw:type="line" svg:x1="13.55cm" svg:y1="5.372cm" svg:x2="18.283cm" svg:y2="5.373cm" draw:start-shape="id31" draw:start-glue-point="10" draw:end-shape="id34" svg:d="M13550 5372l4733 1" svg:viewBox="0 0 4734 2">
            <text:p/>
          </draw:connector>
          <draw:frame draw:style-name="standard" draw:layer="layout" svg:width="7.938cm" svg:height="0.971cm" svg:x="10.39cm" svg:y="13.901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4">2</text:p>
                </table:table-cell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3.svm" xlink:type="simple" xlink:show="embed" xlink:actuate="onLoad"/>
          </draw:frame>
          <draw:frame draw:style-name="gr10" draw:text-style-name="P10" draw:layer="layout" svg:width="0.903cm" svg:height="0.962cm" svg:x="9.232cm" svg:y="9.222cm">
            <draw:text-box>
              <text:p text:style-name="P4"><text:span text:style-name="T3">0</text:span></text:p>
            </draw:text-box>
          </draw:frame>
          <draw:frame draw:style-name="gr5" draw:text-style-name="P7" draw:layer="layout" svg:width="0.903cm" svg:height="0.962cm" svg:x="12.349cm" svg:y="3.66cm">
            <draw:text-box>
              <text:p text:style-name="P4">0</text:p>
            </draw:text-box>
          </draw:frame>
          <draw:frame draw:style-name="gr5" draw:text-style-name="P7" draw:layer="layout" svg:width="0.903cm" svg:height="0.962cm" svg:x="12.349cm" svg:y="12.322cm">
            <draw:text-box>
              <text:p text:style-name="P4">0</text:p>
            </draw:text-box>
          </draw:frame>
          <draw:frame draw:style-name="gr5" draw:text-style-name="P7" draw:layer="layout" svg:width="0.903cm" svg:height="0.962cm" svg:x="15.466cm" svg:y="9.222cm">
            <draw:text-box>
              <text:p text:style-name="P4">2</text:p>
            </draw:text-box>
          </draw:frame>
          <draw:frame draw:style-name="gr5" draw:text-style-name="P7" draw:layer="layout" svg:width="0.903cm" svg:height="0.962cm" svg:x="18.585cm" svg:y="12.323cm">
            <draw:text-box>
              <text:p text:style-name="P4">1</text:p>
            </draw:text-box>
          </draw:frame>
          <draw:frame draw:style-name="gr5" draw:text-style-name="P7" draw:layer="layout" svg:width="0.903cm" svg:height="0.962cm" svg:x="18.582cm" svg:y="3.661cm">
            <draw:text-box>
              <text:p text:style-name="P4">3</text:p>
            </draw:text-box>
          </draw:frame>
          <draw:custom-shape draw:style-name="gr7" draw:text-style-name="P6" draw:layer="layout" svg:width="11.177cm" svg:height="11.275cm" svg:x="8.773cm" svg:y="3.753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7" draw:style-name="dp1" draw:master-page-name="Default">
        <draw:g>
          <draw:custom-shape draw:style-name="gr8" draw:text-style-name="P12" xml:id="id37" draw:id="id37" draw:layer="layout" svg:width="1.5cm" svg:height="1.5cm" svg:x="12.05cm" svg:y="4.622cm">
            <text:p text:style-name="P11"><text:span text:style-name="T4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40" draw:id="id40" draw:layer="layout" svg:width="1.5cm" svg:height="1.5cm" svg:x="18.283cm" svg:y="4.623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9" xml:id="id35" draw:id="id35" draw:layer="layout" svg:width="1.5cm" svg:height="1.5cm" svg:x="8.933cm" svg:y="7.722cm">
            <text:p text:style-name="P8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38" draw:id="id38" draw:layer="layout" svg:width="1.5cm" svg:height="1.5cm" svg:x="15.167cm" svg:y="7.722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36" draw:id="id36" draw:layer="layout" svg:width="1.5cm" svg:height="1.5cm" svg:x="12.05cm" svg:y="10.822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3" draw:layer="layout" draw:type="line" svg:x1="10.214cm" svg:y1="9.003cm" svg:x2="12.269cm" svg:y2="11.041cm" draw:start-shape="id35" draw:start-glue-point="9" draw:end-shape="id36" draw:end-glue-point="5" svg:d="M10214 9003l2055 2038" svg:viewBox="0 0 2056 2039">
            <text:p/>
          </draw:connector>
          <draw:custom-shape draw:style-name="gr1" draw:text-style-name="P2" xml:id="id39" draw:id="id39" draw:layer="layout" svg:width="1.5cm" svg:height="1.5cm" svg:x="18.286cm" svg:y="10.823cm">
            <text:p text:style-name="P1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3" draw:layer="layout" draw:type="line" svg:x1="10.214cm" svg:y1="7.941cm" svg:x2="12.269cm" svg:y2="5.903cm" draw:start-shape="id35" draw:start-glue-point="11" draw:end-shape="id37" draw:end-glue-point="7" svg:d="M10214 7941l2055-2038" svg:viewBox="0 0 2056 2039">
            <text:p/>
          </draw:connector>
          <draw:connector draw:style-name="gr9" draw:text-style-name="P3" draw:layer="layout" draw:type="line" svg:x1="13.331cm" svg:y1="5.903cm" svg:x2="15.386cm" svg:y2="7.941cm" draw:start-shape="id37" draw:start-glue-point="9" draw:end-shape="id38" draw:end-glue-point="5" svg:d="M13331 5903l2055 2038" svg:viewBox="0 0 2056 2039">
            <text:p/>
          </draw:connector>
          <draw:connector draw:style-name="gr2" draw:text-style-name="P3" draw:layer="layout" draw:type="line" svg:x1="13.331cm" svg:y1="11.041cm" svg:x2="15.386cm" svg:y2="9.003cm" draw:start-shape="id36" draw:start-glue-point="11" draw:end-shape="id38" draw:end-glue-point="7" svg:d="M13331 11041l2055-2038" svg:viewBox="0 0 2056 2039">
            <text:p/>
          </draw:connector>
          <draw:connector draw:style-name="gr2" draw:text-style-name="P3" draw:layer="layout" draw:type="line" svg:x1="13.55cm" svg:y1="11.572cm" svg:x2="18.286cm" svg:y2="11.573cm" draw:start-shape="id36" draw:start-glue-point="10" draw:end-shape="id39" draw:end-glue-point="6" svg:d="M13550 11572l4736 1" svg:viewBox="0 0 4737 2">
            <text:p/>
          </draw:connector>
          <draw:connector draw:style-name="gr2" draw:text-style-name="P3" draw:layer="layout" draw:type="line" svg:x1="16.448cm" svg:y1="7.941cm" svg:x2="18.502cm" svg:y2="5.904cm" draw:start-shape="id38" draw:start-glue-point="11" draw:end-shape="id40" draw:end-glue-point="7" svg:d="M16448 7941l2054-2037" svg:viewBox="0 0 2055 2038">
            <text:p/>
          </draw:connector>
          <draw:connector draw:style-name="gr2" draw:text-style-name="P3" draw:layer="layout" draw:type="line" svg:x1="19.036cm" svg:y1="10.823cm" svg:x2="19.033cm" svg:y2="6.123cm" draw:start-shape="id39" draw:start-glue-point="4" draw:end-shape="id40" svg:d="M19036 10823l-3-4700" svg:viewBox="0 0 4 4701">
            <text:p/>
          </draw:connector>
          <draw:connector draw:style-name="gr9" draw:text-style-name="P3" draw:layer="layout" draw:type="line" svg:x1="13.55cm" svg:y1="5.372cm" svg:x2="18.283cm" svg:y2="5.373cm" draw:start-shape="id37" draw:start-glue-point="10" draw:end-shape="id40" svg:d="M13550 5372l4733 1" svg:viewBox="0 0 4734 2">
            <text:p/>
          </draw:connector>
          <draw:frame draw:style-name="standard" draw:layer="layout" svg:width="7.938cm" svg:height="0.971cm" svg:x="10.39cm" svg:y="13.901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4">2</text:p>
                </table:table-cell>
                <table:table-cell>
                  <text:p text:style-name="P4">0</text:p>
                </table:table-cell>
                <table:table-cell/>
                <table:table-cell/>
                <table:table-cell/>
                <table:table-cell/>
              </table:table-row>
            </table:table>
            <draw:image xlink:href="Pictures/TablePreview4.svm" xlink:type="simple" xlink:show="embed" xlink:actuate="onLoad"/>
          </draw:frame>
          <draw:frame draw:style-name="gr10" draw:text-style-name="P10" draw:layer="layout" svg:width="0.903cm" svg:height="0.962cm" svg:x="9.232cm" svg:y="9.222cm">
            <draw:text-box>
              <text:p text:style-name="P4"><text:span text:style-name="T3">0</text:span></text:p>
            </draw:text-box>
          </draw:frame>
          <draw:frame draw:style-name="gr10" draw:text-style-name="P7" draw:layer="layout" svg:width="0.903cm" svg:height="0.962cm" svg:x="12.349cm" svg:y="3.66cm">
            <draw:text-box>
              <text:p text:style-name="P13"><text:span text:style-name="T3">0</text:span></text:p>
            </draw:text-box>
          </draw:frame>
          <draw:frame draw:style-name="gr5" draw:text-style-name="P7" draw:layer="layout" svg:width="0.903cm" svg:height="0.962cm" svg:x="12.349cm" svg:y="12.322cm">
            <draw:text-box>
              <text:p text:style-name="P4">0</text:p>
            </draw:text-box>
          </draw:frame>
          <draw:frame draw:style-name="gr5" draw:text-style-name="P7" draw:layer="layout" svg:width="0.903cm" svg:height="0.962cm" svg:x="15.466cm" svg:y="9.222cm">
            <draw:text-box>
              <text:p text:style-name="P4">1</text:p>
            </draw:text-box>
          </draw:frame>
          <draw:frame draw:style-name="gr5" draw:text-style-name="P7" draw:layer="layout" svg:width="0.903cm" svg:height="0.962cm" svg:x="18.585cm" svg:y="12.323cm">
            <draw:text-box>
              <text:p text:style-name="P4">1</text:p>
            </draw:text-box>
          </draw:frame>
          <draw:frame draw:style-name="gr5" draw:text-style-name="P7" draw:layer="layout" svg:width="0.903cm" svg:height="0.962cm" svg:x="18.582cm" svg:y="3.661cm">
            <draw:text-box>
              <text:p text:style-name="P4">2</text:p>
            </draw:text-box>
          </draw:frame>
          <draw:custom-shape draw:style-name="gr7" draw:text-style-name="P6" draw:layer="layout" svg:width="11.177cm" svg:height="11.275cm" svg:x="8.773cm" svg:y="3.753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8" draw:style-name="dp1" draw:master-page-name="Default">
        <draw:g>
          <draw:custom-shape draw:style-name="gr11" draw:text-style-name="P12" xml:id="id43" draw:id="id43" draw:layer="layout" svg:width="1.5cm" svg:height="1.5cm" svg:x="12.05cm" svg:y="4.622cm">
            <text:p text:style-name="P11"><text:span text:style-name="T4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46" draw:id="id46" draw:layer="layout" svg:width="1.5cm" svg:height="1.5cm" svg:x="18.283cm" svg:y="4.623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9" xml:id="id41" draw:id="id41" draw:layer="layout" svg:width="1.5cm" svg:height="1.5cm" svg:x="8.933cm" svg:y="7.722cm">
            <text:p text:style-name="P8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44" draw:id="id44" draw:layer="layout" svg:width="1.5cm" svg:height="1.5cm" svg:x="15.167cm" svg:y="7.722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2" xml:id="id42" draw:id="id42" draw:layer="layout" svg:width="1.5cm" svg:height="1.5cm" svg:x="12.05cm" svg:y="10.822cm">
            <text:p text:style-name="P11"><text:span text:style-name="T2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3" draw:layer="layout" draw:type="line" svg:x1="10.214cm" svg:y1="9.003cm" svg:x2="12.269cm" svg:y2="11.041cm" draw:start-shape="id41" draw:start-glue-point="9" draw:end-shape="id42" draw:end-glue-point="5" svg:d="M10214 9003l2055 2038" svg:viewBox="0 0 2056 2039">
            <text:p/>
          </draw:connector>
          <draw:custom-shape draw:style-name="gr1" draw:text-style-name="P2" xml:id="id45" draw:id="id45" draw:layer="layout" svg:width="1.5cm" svg:height="1.5cm" svg:x="18.286cm" svg:y="10.823cm">
            <text:p text:style-name="P1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3" draw:layer="layout" draw:type="line" svg:x1="10.214cm" svg:y1="7.941cm" svg:x2="12.269cm" svg:y2="5.903cm" draw:start-shape="id41" draw:start-glue-point="11" draw:end-shape="id43" draw:end-glue-point="7" svg:d="M10214 7941l2055-2038" svg:viewBox="0 0 2056 2039">
            <text:p/>
          </draw:connector>
          <draw:connector draw:style-name="gr9" draw:text-style-name="P3" draw:layer="layout" draw:type="line" svg:x1="13.331cm" svg:y1="5.903cm" svg:x2="15.386cm" svg:y2="7.941cm" draw:start-shape="id43" draw:start-glue-point="9" draw:end-shape="id44" draw:end-glue-point="5" svg:d="M13331 5903l2055 2038" svg:viewBox="0 0 2056 2039">
            <text:p/>
          </draw:connector>
          <draw:connector draw:style-name="gr9" draw:text-style-name="P3" draw:layer="layout" draw:type="line" svg:x1="13.331cm" svg:y1="11.041cm" svg:x2="15.386cm" svg:y2="9.003cm" draw:start-shape="id42" draw:start-glue-point="11" draw:end-shape="id44" draw:end-glue-point="7" svg:d="M13331 11041l2055-2038" svg:viewBox="0 0 2056 2039">
            <text:p/>
          </draw:connector>
          <draw:connector draw:style-name="gr9" draw:text-style-name="P3" draw:layer="layout" draw:type="line" svg:x1="13.55cm" svg:y1="11.572cm" svg:x2="18.286cm" svg:y2="11.573cm" draw:start-shape="id42" draw:start-glue-point="10" draw:end-shape="id45" draw:end-glue-point="6" svg:d="M13550 11572l4736 1" svg:viewBox="0 0 4737 2">
            <text:p/>
          </draw:connector>
          <draw:connector draw:style-name="gr2" draw:text-style-name="P3" draw:layer="layout" draw:type="line" svg:x1="16.448cm" svg:y1="7.941cm" svg:x2="18.502cm" svg:y2="5.904cm" draw:start-shape="id44" draw:start-glue-point="11" draw:end-shape="id46" draw:end-glue-point="7" svg:d="M16448 7941l2054-2037" svg:viewBox="0 0 2055 2038">
            <text:p/>
          </draw:connector>
          <draw:connector draw:style-name="gr2" draw:text-style-name="P3" draw:layer="layout" draw:type="line" svg:x1="19.036cm" svg:y1="10.823cm" svg:x2="19.033cm" svg:y2="6.123cm" draw:start-shape="id45" draw:start-glue-point="4" draw:end-shape="id46" svg:d="M19036 10823l-3-4700" svg:viewBox="0 0 4 4701">
            <text:p/>
          </draw:connector>
          <draw:connector draw:style-name="gr9" draw:text-style-name="P3" draw:layer="layout" draw:type="line" svg:x1="13.55cm" svg:y1="5.372cm" svg:x2="18.283cm" svg:y2="5.373cm" draw:start-shape="id43" draw:start-glue-point="10" draw:end-shape="id46" svg:d="M13550 5372l4733 1" svg:viewBox="0 0 4734 2">
            <text:p/>
          </draw:connector>
          <draw:frame draw:style-name="standard" draw:layer="layout" svg:width="7.938cm" svg:height="0.971cm" svg:x="10.39cm" svg:y="13.901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4">2</text:p>
                </table:table-cell>
                <table:table-cell>
                  <text:p text:style-name="P4">0</text:p>
                </table:table-cell>
                <table:table-cell>
                  <text:p text:style-name="P4">4</text:p>
                </table:table-cell>
                <table:table-cell/>
                <table:table-cell/>
                <table:table-cell/>
              </table:table-row>
            </table:table>
            <draw:image xlink:href="Pictures/TablePreview5.svm" xlink:type="simple" xlink:show="embed" xlink:actuate="onLoad"/>
          </draw:frame>
          <draw:frame draw:style-name="gr10" draw:text-style-name="P10" draw:layer="layout" svg:width="0.903cm" svg:height="0.962cm" svg:x="9.232cm" svg:y="9.222cm">
            <draw:text-box>
              <text:p text:style-name="P4"><text:span text:style-name="T3">0</text:span></text:p>
            </draw:text-box>
          </draw:frame>
          <draw:frame draw:style-name="gr10" draw:text-style-name="P7" draw:layer="layout" svg:width="0.903cm" svg:height="0.962cm" svg:x="12.349cm" svg:y="3.66cm">
            <draw:text-box>
              <text:p text:style-name="P13"><text:span text:style-name="T3">0</text:span></text:p>
            </draw:text-box>
          </draw:frame>
          <draw:frame draw:style-name="gr5" draw:text-style-name="P7" draw:layer="layout" svg:width="0.903cm" svg:height="0.962cm" svg:x="12.349cm" svg:y="12.322cm">
            <draw:text-box>
              <text:p text:style-name="P13"><text:span text:style-name="T3">0</text:span></text:p>
            </draw:text-box>
          </draw:frame>
          <draw:frame draw:style-name="gr10" draw:text-style-name="P7" draw:layer="layout" svg:width="0.903cm" svg:height="0.962cm" svg:x="15.466cm" svg:y="9.222cm">
            <draw:text-box>
              <text:p text:style-name="P4">0</text:p>
            </draw:text-box>
          </draw:frame>
          <draw:frame draw:style-name="gr5" draw:text-style-name="P7" draw:layer="layout" svg:width="0.903cm" svg:height="0.962cm" svg:x="18.585cm" svg:y="12.323cm">
            <draw:text-box>
              <text:p text:style-name="P4">0</text:p>
            </draw:text-box>
          </draw:frame>
          <draw:frame draw:style-name="gr5" draw:text-style-name="P7" draw:layer="layout" svg:width="0.903cm" svg:height="0.962cm" svg:x="18.582cm" svg:y="3.661cm">
            <draw:text-box>
              <text:p text:style-name="P4">2</text:p>
            </draw:text-box>
          </draw:frame>
          <draw:custom-shape draw:style-name="gr7" draw:text-style-name="P6" draw:layer="layout" svg:width="11.177cm" svg:height="11.275cm" svg:x="8.773cm" svg:y="3.753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9" draw:style-name="dp1" draw:master-page-name="Default">
        <draw:g>
          <draw:custom-shape draw:style-name="gr12" draw:text-style-name="P12" xml:id="id49" draw:id="id49" draw:layer="layout" svg:width="1.5cm" svg:height="1.5cm" svg:x="12.05cm" svg:y="4.622cm">
            <text:p text:style-name="P11"><text:span text:style-name="T4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52" draw:id="id52" draw:layer="layout" svg:width="1.5cm" svg:height="1.5cm" svg:x="18.283cm" svg:y="4.623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9" xml:id="id47" draw:id="id47" draw:layer="layout" svg:width="1.5cm" svg:height="1.5cm" svg:x="8.933cm" svg:y="7.722cm">
            <text:p text:style-name="P8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2" xml:id="id50" draw:id="id50" draw:layer="layout" svg:width="1.5cm" svg:height="1.5cm" svg:x="15.167cm" svg:y="7.722cm">
            <text:p text:style-name="P11"><text:span text:style-name="T4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xml:id="id48" draw:id="id48" draw:layer="layout" svg:width="1.5cm" svg:height="1.5cm" svg:x="12.05cm" svg:y="10.822cm">
            <text:p text:style-name="P11"><text:span text:style-name="T2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3" draw:layer="layout" draw:type="line" svg:x1="10.214cm" svg:y1="9.003cm" svg:x2="12.269cm" svg:y2="11.041cm" draw:start-shape="id47" draw:start-glue-point="9" draw:end-shape="id48" draw:end-glue-point="5" svg:d="M10214 9003l2055 2038" svg:viewBox="0 0 2056 2039">
            <text:p/>
          </draw:connector>
          <draw:custom-shape draw:style-name="gr1" draw:text-style-name="P2" xml:id="id51" draw:id="id51" draw:layer="layout" svg:width="1.5cm" svg:height="1.5cm" svg:x="18.286cm" svg:y="10.823cm">
            <text:p text:style-name="P1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3" draw:layer="layout" draw:type="line" svg:x1="10.214cm" svg:y1="7.941cm" svg:x2="12.269cm" svg:y2="5.903cm" draw:start-shape="id47" draw:start-glue-point="11" draw:end-shape="id49" draw:end-glue-point="7" svg:d="M10214 7941l2055-2038" svg:viewBox="0 0 2056 2039">
            <text:p/>
          </draw:connector>
          <draw:connector draw:style-name="gr9" draw:text-style-name="P3" draw:layer="layout" draw:type="line" svg:x1="13.331cm" svg:y1="5.903cm" svg:x2="15.386cm" svg:y2="7.941cm" draw:start-shape="id49" draw:start-glue-point="9" draw:end-shape="id50" draw:end-glue-point="5" svg:d="M13331 5903l2055 2038" svg:viewBox="0 0 2056 2039">
            <text:p/>
          </draw:connector>
          <draw:connector draw:style-name="gr9" draw:text-style-name="P3" draw:layer="layout" draw:type="line" svg:x1="13.331cm" svg:y1="11.041cm" svg:x2="15.386cm" svg:y2="9.003cm" draw:start-shape="id48" draw:start-glue-point="11" draw:end-shape="id50" draw:end-glue-point="7" svg:d="M13331 11041l2055-2038" svg:viewBox="0 0 2056 2039">
            <text:p/>
          </draw:connector>
          <draw:connector draw:style-name="gr9" draw:text-style-name="P3" draw:layer="layout" draw:type="line" svg:x1="13.55cm" svg:y1="11.572cm" svg:x2="18.286cm" svg:y2="11.573cm" draw:start-shape="id48" draw:start-glue-point="10" draw:end-shape="id51" draw:end-glue-point="6" svg:d="M13550 11572l4736 1" svg:viewBox="0 0 4737 2">
            <text:p/>
          </draw:connector>
          <draw:connector draw:style-name="gr9" draw:text-style-name="P3" draw:layer="layout" draw:type="line" svg:x1="16.448cm" svg:y1="7.941cm" svg:x2="18.502cm" svg:y2="5.904cm" draw:start-shape="id50" draw:start-glue-point="11" draw:end-shape="id52" draw:end-glue-point="7" svg:d="M16448 7941l2054-2037" svg:viewBox="0 0 2055 2038">
            <text:p/>
          </draw:connector>
          <draw:connector draw:style-name="gr2" draw:text-style-name="P3" draw:layer="layout" draw:type="line" svg:x1="19.036cm" svg:y1="10.823cm" svg:x2="19.033cm" svg:y2="6.123cm" draw:start-shape="id51" draw:start-glue-point="4" draw:end-shape="id52" svg:d="M19036 10823l-3-4700" svg:viewBox="0 0 4 4701">
            <text:p/>
          </draw:connector>
          <draw:connector draw:style-name="gr9" draw:text-style-name="P3" draw:layer="layout" draw:type="line" svg:x1="13.55cm" svg:y1="5.372cm" svg:x2="18.283cm" svg:y2="5.373cm" draw:start-shape="id49" draw:start-glue-point="10" draw:end-shape="id52" svg:d="M13550 5372l4733 1" svg:viewBox="0 0 4734 2">
            <text:p/>
          </draw:connector>
          <draw:frame draw:style-name="standard" draw:layer="layout" svg:width="7.938cm" svg:height="0.971cm" svg:x="10.39cm" svg:y="13.901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4">2</text:p>
                </table:table-cell>
                <table:table-cell>
                  <text:p text:style-name="P4">0</text:p>
                </table:table-cell>
                <table:table-cell>
                  <text:p text:style-name="P4">4</text:p>
                </table:table-cell>
                <table:table-cell>
                  <text:p text:style-name="P4">3</text:p>
                </table:table-cell>
                <table:table-cell/>
                <table:table-cell/>
              </table:table-row>
            </table:table>
            <draw:image xlink:href="Pictures/TablePreview6.svm" xlink:type="simple" xlink:show="embed" xlink:actuate="onLoad"/>
          </draw:frame>
          <draw:frame draw:style-name="gr10" draw:text-style-name="P10" draw:layer="layout" svg:width="0.903cm" svg:height="0.962cm" svg:x="9.232cm" svg:y="9.222cm">
            <draw:text-box>
              <text:p text:style-name="P4"><text:span text:style-name="T3">0</text:span></text:p>
            </draw:text-box>
          </draw:frame>
          <draw:frame draw:style-name="gr10" draw:text-style-name="P7" draw:layer="layout" svg:width="0.903cm" svg:height="0.962cm" svg:x="12.349cm" svg:y="3.66cm">
            <draw:text-box>
              <text:p text:style-name="P13"><text:span text:style-name="T3">0</text:span></text:p>
            </draw:text-box>
          </draw:frame>
          <draw:frame draw:style-name="gr5" draw:text-style-name="P7" draw:layer="layout" svg:width="0.903cm" svg:height="0.962cm" svg:x="12.349cm" svg:y="12.322cm">
            <draw:text-box>
              <text:p text:style-name="P13"><text:span text:style-name="T3">0</text:span></text:p>
            </draw:text-box>
          </draw:frame>
          <draw:frame draw:style-name="gr10" draw:text-style-name="P7" draw:layer="layout" svg:width="0.903cm" svg:height="0.962cm" svg:x="15.466cm" svg:y="9.222cm">
            <draw:text-box>
              <text:p text:style-name="P13"><text:span text:style-name="T3">0</text:span></text:p>
            </draw:text-box>
          </draw:frame>
          <draw:frame draw:style-name="gr5" draw:text-style-name="P7" draw:layer="layout" svg:width="0.903cm" svg:height="0.962cm" svg:x="18.585cm" svg:y="12.323cm">
            <draw:text-box>
              <text:p text:style-name="P4">0</text:p>
            </draw:text-box>
          </draw:frame>
          <draw:frame draw:style-name="gr5" draw:text-style-name="P7" draw:layer="layout" svg:width="0.903cm" svg:height="0.962cm" svg:x="18.582cm" svg:y="3.661cm">
            <draw:text-box>
              <text:p text:style-name="P4">1</text:p>
            </draw:text-box>
          </draw:frame>
          <draw:custom-shape draw:style-name="gr7" draw:text-style-name="P6" draw:layer="layout" svg:width="11.177cm" svg:height="11.275cm" svg:x="8.773cm" svg:y="3.753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10" draw:style-name="dp1" draw:master-page-name="Default">
        <draw:g>
          <draw:custom-shape draw:style-name="gr14" draw:text-style-name="P12" xml:id="id55" draw:id="id55" draw:layer="layout" svg:width="1.5cm" svg:height="1.5cm" svg:x="12.05cm" svg:y="4.622cm">
            <text:p text:style-name="P11"><text:span text:style-name="T4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58" draw:id="id58" draw:layer="layout" svg:width="1.5cm" svg:height="1.5cm" svg:x="18.283cm" svg:y="4.623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9" xml:id="id53" draw:id="id53" draw:layer="layout" svg:width="1.5cm" svg:height="1.5cm" svg:x="8.933cm" svg:y="7.722cm">
            <text:p text:style-name="P8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xml:id="id56" draw:id="id56" draw:layer="layout" svg:width="1.5cm" svg:height="1.5cm" svg:x="15.167cm" svg:y="7.722cm">
            <text:p text:style-name="P11"><text:span text:style-name="T4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2" xml:id="id54" draw:id="id54" draw:layer="layout" svg:width="1.5cm" svg:height="1.5cm" svg:x="12.05cm" svg:y="10.822cm">
            <text:p text:style-name="P11"><text:span text:style-name="T2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3" draw:layer="layout" draw:type="line" svg:x1="10.214cm" svg:y1="9.003cm" svg:x2="12.269cm" svg:y2="11.041cm" draw:start-shape="id53" draw:start-glue-point="9" draw:end-shape="id54" draw:end-glue-point="5" svg:d="M10214 9003l2055 2038" svg:viewBox="0 0 2056 2039">
            <text:p/>
          </draw:connector>
          <draw:custom-shape draw:style-name="gr17" draw:text-style-name="P12" xml:id="id57" draw:id="id57" draw:layer="layout" svg:width="1.5cm" svg:height="1.5cm" svg:x="18.286cm" svg:y="10.823cm">
            <text:p text:style-name="P11"><text:span text:style-name="T4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3" draw:layer="layout" draw:type="line" svg:x1="10.214cm" svg:y1="7.941cm" svg:x2="12.269cm" svg:y2="5.903cm" draw:start-shape="id53" draw:start-glue-point="11" draw:end-shape="id55" draw:end-glue-point="7" svg:d="M10214 7941l2055-2038" svg:viewBox="0 0 2056 2039">
            <text:p/>
          </draw:connector>
          <draw:connector draw:style-name="gr9" draw:text-style-name="P3" draw:layer="layout" draw:type="line" svg:x1="13.331cm" svg:y1="5.903cm" svg:x2="15.386cm" svg:y2="7.941cm" draw:start-shape="id55" draw:start-glue-point="9" draw:end-shape="id56" draw:end-glue-point="5" svg:d="M13331 5903l2055 2038" svg:viewBox="0 0 2056 2039">
            <text:p/>
          </draw:connector>
          <draw:connector draw:style-name="gr9" draw:text-style-name="P3" draw:layer="layout" draw:type="line" svg:x1="13.331cm" svg:y1="11.041cm" svg:x2="15.386cm" svg:y2="9.003cm" draw:start-shape="id54" draw:start-glue-point="11" draw:end-shape="id56" draw:end-glue-point="7" svg:d="M13331 11041l2055-2038" svg:viewBox="0 0 2056 2039">
            <text:p/>
          </draw:connector>
          <draw:connector draw:style-name="gr9" draw:text-style-name="P3" draw:layer="layout" draw:type="line" svg:x1="13.55cm" svg:y1="11.572cm" svg:x2="18.286cm" svg:y2="11.573cm" draw:start-shape="id54" draw:start-glue-point="10" draw:end-shape="id57" draw:end-glue-point="6" svg:d="M13550 11572l4736 1" svg:viewBox="0 0 4737 2">
            <text:p/>
          </draw:connector>
          <draw:connector draw:style-name="gr9" draw:text-style-name="P3" draw:layer="layout" draw:type="line" svg:x1="16.448cm" svg:y1="7.941cm" svg:x2="18.502cm" svg:y2="5.904cm" draw:start-shape="id56" draw:start-glue-point="11" draw:end-shape="id58" draw:end-glue-point="7" svg:d="M16448 7941l2054-2037" svg:viewBox="0 0 2055 2038">
            <text:p/>
          </draw:connector>
          <draw:connector draw:style-name="gr9" draw:text-style-name="P3" draw:layer="layout" draw:type="line" svg:x1="19.036cm" svg:y1="10.823cm" svg:x2="19.033cm" svg:y2="6.123cm" draw:start-shape="id57" draw:start-glue-point="4" draw:end-shape="id58" svg:d="M19036 10823l-3-4700" svg:viewBox="0 0 4 4701">
            <text:p/>
          </draw:connector>
          <draw:connector draw:style-name="gr9" draw:text-style-name="P3" draw:layer="layout" draw:type="line" svg:x1="13.55cm" svg:y1="5.372cm" svg:x2="18.283cm" svg:y2="5.373cm" draw:start-shape="id55" draw:start-glue-point="10" draw:end-shape="id58" svg:d="M13550 5372l4733 1" svg:viewBox="0 0 4734 2">
            <text:p/>
          </draw:connector>
          <draw:frame draw:style-name="standard" draw:layer="layout" svg:width="7.938cm" svg:height="0.971cm" svg:x="10.39cm" svg:y="13.901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4">2</text:p>
                </table:table-cell>
                <table:table-cell>
                  <text:p text:style-name="P4">0</text:p>
                </table:table-cell>
                <table:table-cell>
                  <text:p text:style-name="P4">4</text:p>
                </table:table-cell>
                <table:table-cell>
                  <text:p text:style-name="P4">3</text:p>
                </table:table-cell>
                <table:table-cell>
                  <text:p text:style-name="P4">5</text:p>
                </table:table-cell>
                <table:table-cell/>
              </table:table-row>
            </table:table>
            <draw:image xlink:href="Pictures/TablePreview7.svm" xlink:type="simple" xlink:show="embed" xlink:actuate="onLoad"/>
          </draw:frame>
          <draw:frame draw:style-name="gr10" draw:text-style-name="P10" draw:layer="layout" svg:width="0.903cm" svg:height="0.962cm" svg:x="9.232cm" svg:y="9.222cm">
            <draw:text-box>
              <text:p text:style-name="P4"><text:span text:style-name="T3">0</text:span></text:p>
            </draw:text-box>
          </draw:frame>
          <draw:frame draw:style-name="gr10" draw:text-style-name="P7" draw:layer="layout" svg:width="0.903cm" svg:height="0.962cm" svg:x="12.349cm" svg:y="3.66cm">
            <draw:text-box>
              <text:p text:style-name="P13"><text:span text:style-name="T3">0</text:span></text:p>
            </draw:text-box>
          </draw:frame>
          <draw:frame draw:style-name="gr5" draw:text-style-name="P7" draw:layer="layout" svg:width="0.903cm" svg:height="0.962cm" svg:x="12.349cm" svg:y="12.322cm">
            <draw:text-box>
              <text:p text:style-name="P13"><text:span text:style-name="T3">0</text:span></text:p>
            </draw:text-box>
          </draw:frame>
          <draw:frame draw:style-name="gr10" draw:text-style-name="P7" draw:layer="layout" svg:width="0.903cm" svg:height="0.962cm" svg:x="15.466cm" svg:y="9.222cm">
            <draw:text-box>
              <text:p text:style-name="P13"><text:span text:style-name="T3">0</text:span></text:p>
            </draw:text-box>
          </draw:frame>
          <draw:frame draw:style-name="gr5" draw:text-style-name="P7" draw:layer="layout" svg:width="0.903cm" svg:height="0.962cm" svg:x="18.585cm" svg:y="12.323cm">
            <draw:text-box>
              <text:p text:style-name="P14"><text:span text:style-name="T4">0</text:span></text:p>
            </draw:text-box>
          </draw:frame>
          <draw:frame draw:style-name="gr5" draw:text-style-name="P7" draw:layer="layout" svg:width="0.903cm" svg:height="0.962cm" svg:x="18.582cm" svg:y="3.661cm">
            <draw:text-box>
              <text:p text:style-name="P4">0</text:p>
            </draw:text-box>
          </draw:frame>
          <draw:custom-shape draw:style-name="gr7" draw:text-style-name="P6" draw:layer="layout" svg:width="11.177cm" svg:height="11.275cm" svg:x="8.773cm" svg:y="3.753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11" draw:style-name="dp1" draw:master-page-name="Default">
        <draw:g>
          <draw:custom-shape draw:style-name="gr18" draw:text-style-name="P12" xml:id="id61" draw:id="id61" draw:layer="layout" svg:width="1.5cm" svg:height="1.5cm" svg:x="12.05cm" svg:y="4.622cm">
            <text:p text:style-name="P11"><text:span text:style-name="T4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2" xml:id="id64" draw:id="id64" draw:layer="layout" svg:width="1.5cm" svg:height="1.5cm" svg:x="18.283cm" svg:y="4.623cm">
            <text:p text:style-name="P11"><text:span text:style-name="T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9" xml:id="id59" draw:id="id59" draw:layer="layout" svg:width="1.5cm" svg:height="1.5cm" svg:x="8.933cm" svg:y="7.722cm">
            <text:p text:style-name="P8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2" xml:id="id62" draw:id="id62" draw:layer="layout" svg:width="1.5cm" svg:height="1.5cm" svg:x="15.167cm" svg:y="7.722cm">
            <text:p text:style-name="P11"><text:span text:style-name="T4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2" xml:id="id60" draw:id="id60" draw:layer="layout" svg:width="1.5cm" svg:height="1.5cm" svg:x="12.05cm" svg:y="10.822cm">
            <text:p text:style-name="P11"><text:span text:style-name="T2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3" draw:layer="layout" draw:type="line" svg:x1="10.214cm" svg:y1="9.003cm" svg:x2="12.269cm" svg:y2="11.041cm" draw:start-shape="id59" draw:start-glue-point="9" draw:end-shape="id60" draw:end-glue-point="5" svg:d="M10214 9003l2055 2038" svg:viewBox="0 0 2056 2039">
            <text:p/>
          </draw:connector>
          <draw:custom-shape draw:style-name="gr21" draw:text-style-name="P12" xml:id="id63" draw:id="id63" draw:layer="layout" svg:width="1.5cm" svg:height="1.5cm" svg:x="18.286cm" svg:y="10.823cm">
            <text:p text:style-name="P11"><text:span text:style-name="T4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3" draw:layer="layout" draw:type="line" svg:x1="10.214cm" svg:y1="7.941cm" svg:x2="12.269cm" svg:y2="5.903cm" draw:start-shape="id59" draw:start-glue-point="11" draw:end-shape="id61" draw:end-glue-point="7" svg:d="M10214 7941l2055-2038" svg:viewBox="0 0 2056 2039">
            <text:p/>
          </draw:connector>
          <draw:connector draw:style-name="gr9" draw:text-style-name="P3" draw:layer="layout" draw:type="line" svg:x1="13.331cm" svg:y1="5.903cm" svg:x2="15.386cm" svg:y2="7.941cm" draw:start-shape="id61" draw:start-glue-point="9" draw:end-shape="id62" draw:end-glue-point="5" svg:d="M13331 5903l2055 2038" svg:viewBox="0 0 2056 2039">
            <text:p/>
          </draw:connector>
          <draw:connector draw:style-name="gr9" draw:text-style-name="P3" draw:layer="layout" draw:type="line" svg:x1="13.331cm" svg:y1="11.041cm" svg:x2="15.386cm" svg:y2="9.003cm" draw:start-shape="id60" draw:start-glue-point="11" draw:end-shape="id62" draw:end-glue-point="7" svg:d="M13331 11041l2055-2038" svg:viewBox="0 0 2056 2039">
            <text:p/>
          </draw:connector>
          <draw:connector draw:style-name="gr9" draw:text-style-name="P3" draw:layer="layout" draw:type="line" svg:x1="13.55cm" svg:y1="11.572cm" svg:x2="18.286cm" svg:y2="11.573cm" draw:start-shape="id60" draw:start-glue-point="10" draw:end-shape="id63" draw:end-glue-point="6" svg:d="M13550 11572l4736 1" svg:viewBox="0 0 4737 2">
            <text:p/>
          </draw:connector>
          <draw:connector draw:style-name="gr9" draw:text-style-name="P3" draw:layer="layout" draw:type="line" svg:x1="16.448cm" svg:y1="7.941cm" svg:x2="18.502cm" svg:y2="5.904cm" draw:start-shape="id62" draw:start-glue-point="11" draw:end-shape="id64" draw:end-glue-point="7" svg:d="M16448 7941l2054-2037" svg:viewBox="0 0 2055 2038">
            <text:p/>
          </draw:connector>
          <draw:connector draw:style-name="gr9" draw:text-style-name="P3" draw:layer="layout" draw:type="line" svg:x1="19.036cm" svg:y1="10.823cm" svg:x2="19.033cm" svg:y2="6.123cm" draw:start-shape="id63" draw:start-glue-point="4" draw:end-shape="id64" svg:d="M19036 10823l-3-4700" svg:viewBox="0 0 4 4701">
            <text:p/>
          </draw:connector>
          <draw:connector draw:style-name="gr9" draw:text-style-name="P3" draw:layer="layout" draw:type="line" svg:x1="13.55cm" svg:y1="5.372cm" svg:x2="18.283cm" svg:y2="5.373cm" draw:start-shape="id61" draw:start-glue-point="10" draw:end-shape="id64" svg:d="M13550 5372l4733 1" svg:viewBox="0 0 4734 2">
            <text:p/>
          </draw:connector>
          <draw:frame draw:style-name="standard" draw:layer="layout" svg:width="7.938cm" svg:height="0.971cm" svg:x="10.39cm" svg:y="13.901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4">2</text:p>
                </table:table-cell>
                <table:table-cell>
                  <text:p text:style-name="P4">0</text:p>
                </table:table-cell>
                <table:table-cell>
                  <text:p text:style-name="P4">4</text:p>
                </table:table-cell>
                <table:table-cell>
                  <text:p text:style-name="P4">3</text:p>
                </table:table-cell>
                <table:table-cell>
                  <text:p text:style-name="P4">5</text:p>
                </table:table-cell>
                <table:table-cell>
                  <text:p text:style-name="P4">1</text:p>
                </table:table-cell>
              </table:table-row>
            </table:table>
            <draw:image xlink:href="Pictures/TablePreview8.svm" xlink:type="simple" xlink:show="embed" xlink:actuate="onLoad"/>
          </draw:frame>
          <draw:frame draw:style-name="gr10" draw:text-style-name="P10" draw:layer="layout" svg:width="0.903cm" svg:height="0.962cm" svg:x="9.232cm" svg:y="9.222cm">
            <draw:text-box>
              <text:p text:style-name="P4"><text:span text:style-name="T3">0</text:span></text:p>
            </draw:text-box>
          </draw:frame>
          <draw:frame draw:style-name="gr10" draw:text-style-name="P7" draw:layer="layout" svg:width="0.903cm" svg:height="0.962cm" svg:x="12.349cm" svg:y="3.66cm">
            <draw:text-box>
              <text:p text:style-name="P13"><text:span text:style-name="T3">0</text:span></text:p>
            </draw:text-box>
          </draw:frame>
          <draw:frame draw:style-name="gr5" draw:text-style-name="P7" draw:layer="layout" svg:width="0.903cm" svg:height="0.962cm" svg:x="12.349cm" svg:y="12.322cm">
            <draw:text-box>
              <text:p text:style-name="P13"><text:span text:style-name="T3">0</text:span></text:p>
            </draw:text-box>
          </draw:frame>
          <draw:frame draw:style-name="gr10" draw:text-style-name="P7" draw:layer="layout" svg:width="0.903cm" svg:height="0.962cm" svg:x="15.466cm" svg:y="9.222cm">
            <draw:text-box>
              <text:p text:style-name="P13"><text:span text:style-name="T3">0</text:span></text:p>
            </draw:text-box>
          </draw:frame>
          <draw:frame draw:style-name="gr5" draw:text-style-name="P7" draw:layer="layout" svg:width="0.903cm" svg:height="0.962cm" svg:x="18.585cm" svg:y="12.323cm">
            <draw:text-box>
              <text:p text:style-name="P14"><text:span text:style-name="T4">0</text:span></text:p>
            </draw:text-box>
          </draw:frame>
          <draw:frame draw:style-name="gr10" draw:text-style-name="P7" draw:layer="layout" svg:width="0.903cm" svg:height="0.962cm" svg:x="18.582cm" svg:y="3.661cm">
            <draw:text-box>
              <text:p text:style-name="P13"><text:span text:style-name="T3">0</text:span></text:p>
            </draw:text-box>
          </draw:frame>
          <draw:custom-shape draw:style-name="gr7" draw:text-style-name="P6" draw:layer="layout" svg:width="11.177cm" svg:height="11.275cm" svg:x="8.773cm" svg:y="3.75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1-09T13:58:13.691000000</dc:date>
    <meta:editing-duration>P3DT8H49M17S</meta:editing-duration>
    <meta:editing-cycles>240</meta:editing-cycles>
    <meta:generator>LibreOffice/6.4.5.2$Windows_X86_64 LibreOffice_project/a726b36747cf2001e06b58ad5db1aa3a9a1872d6</meta:generator>
    <meta:document-statistic meta:object-count="230"/>
  </office:meta>
</office:document-meta>
</file>